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5" style:parent-style-name="Normal" style:family="paragraph">
      <style:paragraph-properties fo:text-align="center" fo:margin-bottom="0in" fo:line-height="115%"/>
    </style:style>
    <style:style style:name="T6"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7" style:parent-style-name="DefaultParagraphFont" style:family="text">
      <style:text-properties style:font-name="Calibri" style:font-name-asian="Times New Roman" style:font-name-complex="Times New Roman" fo:font-weight="bold" style:font-weight-asian="bold" style:text-position="super 63.6%" style:language-asian="en" style:country-asian="GB"/>
    </style:style>
    <style:style style:name="T8"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T9" style:parent-style-name="DefaultParagraphFont" style:family="text">
      <style:text-properties style:font-name="Calibri" style:font-name-asian="Times New Roman" style:font-name-complex="Times New Roman" fo:font-weight="bold" style:font-weight-asian="bold" style:language-asian="en" style:country-asian="GB"/>
    </style:style>
    <style:style style:name="P10" style:parent-style-name="Normal" style:family="paragraph">
      <style:paragraph-properties fo:text-align="center" fo:margin-bottom="0in" fo:line-height="115%"/>
      <style:text-properties style:font-name="Calibri" style:font-name-asian="Times New Roman" style:font-name-complex="Times New Roman" fo:font-weight="bold" style:font-weight-asian="bold" style:language-asian="en" style:country-asian="GB"/>
    </style:style>
    <style:style style:name="P11" style:parent-style-name="Normal" style:family="paragraph">
      <style:paragraph-properties fo:text-align="center" fo:margin-bottom="0in" fo:line-height="115%"/>
      <style:text-properties style:font-name="Calibri" style:font-name-asian="Times New Roman" style:font-name-complex="Times New Roman" fo:font-weight="bold" style:font-weight-asian="bold" style:language-asian="en" style:country-asian="GB"/>
    </style:style>
    <style:style style:name="P12" style:parent-style-name="Normal" style:family="paragraph">
      <style:paragraph-properties fo:text-align="center" fo:margin-bottom="0in" fo:line-height="115%"/>
      <style:text-properties style:font-name="Calibri" style:font-name-asian="Times New Roman" style:font-name-complex="Arial" fo:font-weight="bold" style:font-weight-asian="bold" style:language-asian="en" style:country-asian="GB"/>
    </style:style>
    <style:style style:name="TableColumn14" style:family="table-column">
      <style:table-column-properties style:column-width="3.15in"/>
    </style:style>
    <style:style style:name="TableColumn15" style:family="table-column">
      <style:table-column-properties style:column-width="3.15in"/>
    </style:style>
    <style:style style:name="Table13" style:family="table">
      <style:table-properties style:width="6.3in" fo:margin-left="-0.0034in" table:align="left"/>
    </style:style>
    <style:style style:name="TableRow16" style:family="table-row">
      <style:table-row-properties style:row-height="0.3381in"/>
    </style:style>
    <style:style style:name="TableCell17" style:family="table-cell">
      <style:table-cell-properties fo:border="0.0069in solid #000000" fo:background-color="#0F243E" style:writing-mode="lr-tb" fo:padding-top="0in" fo:padding-left="0.075in" fo:padding-bottom="0in" fo:padding-right="0.075in"/>
    </style:style>
    <style:style style:name="P18"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Cell19" style:family="table-cell">
      <style:table-cell-properties fo:border="0.0069in solid #000000" fo:background-color="#0F243E" style:writing-mode="lr-tb" fo:padding-top="0in" fo:padding-left="0.075in" fo:padding-bottom="0in" fo:padding-right="0.075in"/>
    </style:style>
    <style:style style:name="P20"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21" style:family="table-row">
      <style:table-row-properties style:row-height="0.4125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2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29" style:family="table-row">
      <style:table-row-properties style:row-height="0.4041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36" style:family="table-row">
      <style:table-row-properties style:row-height="0.3826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3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4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43" style:family="table-row">
      <style:table-row-properties style:row-height="0.3902i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4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4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50" style:family="table-row">
      <style:table-row-properties style:row-height="0.3861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5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Calibri" style:font-name-asian="Times New Roman" style:font-name-complex="Times New Roman" fo:font-weight="bold" style:font-weight-asian="bold" style:language-asian="en" style:country-asian="GB"/>
    </style:style>
    <style:style style:name="TableRow56" style:family="table-row">
      <style:table-row-properties style:row-height="0.3923i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5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60" style:family="table-cell">
      <style:table-cell-properties fo:border="0.0069in solid #000000" fo:background-color="#0F243E"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DefaultParagraphFont" style:family="text">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63" style:family="table-row">
      <style:table-row-properties style:row-height="0.3875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6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6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70" style:family="table-row">
      <style:table-row-properties style:row-height="0.3875i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7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7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7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78" style:family="table-row">
      <style:table-row-properties style:row-height="0.3979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8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84" style:family="table-row">
      <style:table-row-properties style:row-height="0.3784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8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88" style:family="table-cell">
      <style:table-cell-properties fo:border="0.0069in solid #000000" fo:background-color="#0F243E"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DefaultParagraphFont" style:family="text">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Row91" style:family="table-row">
      <style:table-row-properties style:row-height="0.4027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Calibri" style:font-name-asian="Times New Roman" style:font-name-complex="Times New Roman" fo:font-weight="bold" style:font-weight-asian="bold" style:text-underline-type="single" style:text-underline-style="solid" style:text-underline-width="auto" style:text-underline-mode="continuous" style:language-asian="en" style:country-asian="GB"/>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96" style:family="table-row">
      <style:table-row-properties style:row-height="0.4027in"/>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01"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102" style:family="table-row">
      <style:table-row-properties style:row-height="0.4027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07"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108" style:family="table-row">
      <style:table-row-properties style:row-height="0.4027in"/>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13"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Row114" style:family="table-row">
      <style:table-row-properties style:row-height="0.4027i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19" style:parent-style-name="Normal" style:family="paragraph">
      <style:paragraph-properties fo:margin-bottom="0in" fo:line-height="100%"/>
      <style:text-properties style:font-name="Calibri" style:font-name-asian="Times New Roman" style:font-name-complex="Times New Roman" style:language-asian="en" style:country-asian="GB"/>
    </style:style>
    <style:style style:name="P120" style:parent-style-name="Normal" style:family="paragraph">
      <style:paragraph-properties fo:margin-bottom="0.1388in" fo:line-height="115%"/>
      <style:text-properties style:font-name="Calibri" style:font-name-asian="Times New Roman" style:font-name-complex="Times New Roman" fo:font-weight="bold" style:font-weight-asian="bold" style:language-asian="en" style:country-asian="GB"/>
    </style:style>
    <style:style style:name="P121" style:parent-style-name="Normal" style:family="paragraph">
      <style:text-properties fo:font-weight="bold" style:font-weight-asian="bold" style:text-underline-type="single" style:text-underline-style="solid" style:text-underline-width="auto" style:text-underline-mode="continuous"/>
    </style:style>
    <style:style style:name="P122" style:parent-style-name="Normal" style:family="paragraph">
      <style:paragraph-properties fo:text-align="justify"/>
    </style:style>
    <style:style style:name="T123" style:parent-style-name="DefaultParagraphFont" style:family="text">
      <style:text-properties style:text-position="super 63.6%"/>
    </style:style>
    <style:style style:name="P124" style:parent-style-name="Normal" style:family="paragraph">
      <style:paragraph-properties fo:text-align="justify"/>
    </style:style>
    <style:style style:name="P125"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26"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T132" style:parent-style-name="DefaultParagraphFont" style:family="text">
      <style:text-properties style:font-name="Calibri" fo:color="#000000"/>
    </style:style>
    <style:style style:name="T133" style:parent-style-name="DefaultParagraphFont" style:family="text">
      <style:text-properties style:font-name="Calibri" fo:color="#000000"/>
    </style:style>
    <style:style style:name="T134" style:parent-style-name="DefaultParagraphFont" style:family="text">
      <style:text-properties style:font-name="Calibri" fo:color="#000000"/>
    </style:style>
    <style:style style:name="T135" style:parent-style-name="DefaultParagraphFont" style:family="text">
      <style:text-properties style:font-name="Calibri" fo:color="#000000"/>
    </style:style>
    <style:style style:name="T136" style:parent-style-name="DefaultParagraphFont" style:family="text">
      <style:text-properties style:font-name="Calibri" fo:color="#000000"/>
    </style:style>
    <style:style style:name="T137" style:parent-style-name="DefaultParagraphFont" style:family="text">
      <style:text-properties style:font-name="Calibri" fo:color="#000000"/>
    </style:style>
    <style:style style:name="T138" style:parent-style-name="DefaultParagraphFont" style:family="text">
      <style:text-properties style:font-name="Calibri" fo:color="#000000"/>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45"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46" style:parent-style-name="Normal" style:family="paragraph">
      <style:paragraph-properties fo:text-align="justify"/>
    </style:style>
    <style:style style:name="P147" style:parent-style-name="Normal" style:family="paragraph">
      <style:text-properties fo:font-weight="bold" style:font-weight-asian="bold" style:text-underline-type="single" style:text-underline-style="solid" style:text-underline-width="auto" style:text-underline-mode="continuous"/>
    </style:style>
    <style:style style:name="P148" style:parent-style-name="Normal" style:family="paragraph">
      <style:text-properties fo:font-weight="bold" style:font-weight-asian="bold" style:text-underline-type="single" style:text-underline-style="solid" style:text-underline-width="auto" style:text-underline-mode="continuous"/>
    </style:style>
    <style:style style:name="P149" style:parent-style-name="Normal" style:family="paragraph">
      <style:text-properties fo:font-weight="bold" style:font-weight-asian="bold" style:text-underline-type="single" style:text-underline-style="solid" style:text-underline-width="auto" style:text-underline-mode="continuous"/>
    </style:style>
    <style:style style:name="P150" style:parent-style-name="Normal" style:family="paragraph">
      <style:text-properties fo:font-weight="bold" style:font-weight-asian="bold" style:text-underline-type="single" style:text-underline-style="solid" style:text-underline-width="auto" style:text-underline-mode="continuous"/>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text-properties fo:font-weight="bold" style:font-weight-asian="bold" style:text-underline-type="single" style:text-underline-style="solid" style:text-underline-width="auto" style:text-underline-mode="continuous"/>
    </style:style>
    <style:style style:name="P155" style:parent-style-name="Normal" style:family="paragraph">
      <style:paragraph-properties fo:text-align="justify"/>
    </style:style>
    <style:style style:name="T156" style:parent-style-name="DefaultParagraphFont" style:family="text">
      <style:text-properties fo:font-style="italic" style:font-style-asian="italic"/>
    </style:style>
    <style:style style:name="P157" style:parent-style-name="Normal" style:family="paragraph">
      <style:paragraph-properties fo:text-align="justify"/>
    </style:style>
    <style:style style:name="P158" style:parent-style-name="Normal" style:family="paragraph">
      <style:text-properties fo:font-weight="bold" style:font-weight-asian="bold" style:text-underline-type="single" style:text-underline-style="solid" style:text-underline-width="auto" style:text-underline-mode="continuous"/>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text-properties fo:color="#A8D08D"/>
    </style:style>
    <style:style style:name="P163" style:parent-style-name="Normal" style:family="paragraph">
      <style:text-properties fo:font-weight="bold" style:font-weight-asian="bold" style:text-underline-type="single" style:text-underline-style="solid" style:text-underline-width="auto" style:text-underline-mode="continuous"/>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office:automatic-styles>
  <office:body>
    <office:text text:use-soft-page-breaks="true">
      <text:p text:style-name="P1"/>
      <text:p text:style-name="Normal"/>
      <text:p text:style-name="P5"><text:span text:style-name="T6">33</text:span><text:span text:style-name="T7">rd</text:span><text:span text:style-name="T8"><text:s/></text:span><text:span text:style-name="T9">meeting</text:span></text:p>
      <text:p text:style-name="P10">19 March<text:s/>2015, 14:00 – 17:00</text:p>
      <text:p text:style-name="P11">Venue:<text:s/>Room<text:s/>2/10,<text:s/>1 Horse Guards Road, London, SW1A 2HQ</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ODUG Attendees</text:p>
          </table:table-cell>
          <table:table-cell table:style-name="TableCell19">
            <text:p text:style-name="P20">Officials</text:p>
          </table:table-cell>
        </table:table-row>
        <table:table-row table:style-name="TableRow21">
          <table:table-cell table:style-name="TableCell22">
            <text:p text:style-name="P23">Simon Briscoe (SB)<text:s/></text:p>
            <text:p text:style-name="P24">Acting<text:s/>ODUG Chair</text:p>
            <text:p text:style-name="P25"/>
          </table:table-cell>
          <table:table-cell table:style-name="TableCell26">
            <text:p text:style-name="P27">Kam Marshall (KM)</text:p>
            <text:p text:style-name="P28">ODUG Secretariat / Transparency Team</text:p>
          </table:table-cell>
        </table:table-row>
        <table:table-row table:style-name="TableRow29">
          <table:table-cell table:style-name="TableCell30">
            <text:p text:style-name="P31">Bob Barr (BB)</text:p>
            <text:p text:style-name="P32">Manchester Geomatics, University of Liverpool</text:p>
          </table:table-cell>
          <table:table-cell table:style-name="TableCell33">
            <text:p text:style-name="P34">Lawrence Hopper (LH)</text:p>
            <text:p text:style-name="P35">Transparency Team</text:p>
          </table:table-cell>
        </table:table-row>
        <table:table-row table:style-name="TableRow36">
          <table:table-cell table:style-name="TableCell37">
            <text:p text:style-name="P38">Nick Halliday (NH)</text:p>
            <text:p text:style-name="P39">National Audit Office</text:p>
          </table:table-cell>
          <table:table-cell table:style-name="TableCell40">
            <text:p text:style-name="P41">James Cattell (JC)</text:p>
            <text:p text:style-name="P42">Transparency Team</text:p>
          </table:table-cell>
        </table:table-row>
        <table:table-row table:style-name="TableRow43">
          <table:table-cell table:style-name="TableCell44">
            <text:p text:style-name="P45">Stuart Chalmers (SC)<text:s/></text:p>
            <text:p text:style-name="P46">Building Research Establishment <text:s/></text:p>
          </table:table-cell>
          <table:table-cell table:style-name="TableCell47">
            <text:p text:style-name="P48">Helen Ewen (HE)</text:p>
            <text:p text:style-name="P49">Cabinet Office</text:p>
          </table:table-cell>
        </table:table-row>
        <table:table-row table:style-name="TableRow50">
          <table:table-cell table:style-name="TableCell51">
            <text:p text:style-name="P52">Hendrik Grothuis (HG)</text:p>
            <text:p text:style-name="P53">Cambridge County Council</text:p>
          </table:table-cell>
          <table:table-cell table:style-name="TableCell54">
            <text:p text:style-name="P55"/>
          </table:table-cell>
        </table:table-row>
        <table:table-row table:style-name="TableRow56">
          <table:table-cell table:style-name="TableCell57">
            <text:p text:style-name="P58">Paul Hodgson (PH)</text:p>
            <text:p text:style-name="P59">Greater London Authority</text:p>
          </table:table-cell>
          <table:table-cell table:style-name="TableCell60">
            <text:p text:style-name="P61"><text:span text:style-name="T62">Guest speakers</text:span></text:p>
          </table:table-cell>
        </table:table-row>
        <table:table-row table:style-name="TableRow63">
          <table:table-cell table:style-name="TableCell64">
            <text:p text:style-name="P65">Giuseppe Sollazzo (GS)</text:p>
            <text:p text:style-name="P66">St George’s University of London</text:p>
          </table:table-cell>
          <table:table-cell table:style-name="TableCell67">
            <text:p text:style-name="P68">Andrew Dent (AD)</text:p>
            <text:p text:style-name="P69">General Register Office</text:p>
          </table:table-cell>
        </table:table-row>
        <table:table-row table:style-name="TableRow70">
          <table:table-cell table:style-name="TableCell71">
            <text:p text:style-name="P72">Jacqui Taylor (JT)</text:p>
            <text:p text:style-name="P73">Flying Binary</text:p>
            <text:p text:style-name="P74"/>
          </table:table-cell>
          <table:table-cell table:style-name="TableCell75">
            <text:p text:style-name="P76">Tyson Hepple</text:p>
            <text:p text:style-name="P77">General Register Office</text:p>
          </table:table-cell>
        </table:table-row>
        <table:table-row table:style-name="TableRow78">
          <table:table-cell table:style-name="TableCell79">
            <text:p text:style-name="P80">Jeni Tennison (JTe)<text:s/></text:p>
            <text:p text:style-name="P81">Open Data Institute (ODI)</text:p>
          </table:table-cell>
          <table:table-cell table:style-name="TableCell82">
            <text:p text:style-name="P83"/>
          </table:table-cell>
        </table:table-row>
        <table:table-row table:style-name="TableRow84">
          <table:table-cell table:style-name="TableCell85">
            <text:p text:style-name="P86">Johanna Walker (JW)</text:p>
            <text:p text:style-name="P87">Web Science Institute, Southampton</text:p>
          </table:table-cell>
          <table:table-cell table:style-name="TableCell88">
            <text:p text:style-name="P89"><text:span text:style-name="T90">Apologies<text:s/></text:span></text:p>
          </table:table-cell>
        </table:table-row>
        <table:table-row table:style-name="TableRow91">
          <table:table-cell table:style-name="TableCell92">
            <text:p text:style-name="P93"/>
          </table:table-cell>
          <table:table-cell table:style-name="TableCell94">
            <text:p text:style-name="P95">Heather Savory (Chair)</text:p>
          </table:table-cell>
        </table:table-row>
        <table:table-row table:style-name="TableRow96">
          <table:table-cell table:style-name="TableCell97">
            <text:p text:style-name="P98"/>
          </table:table-cell>
          <table:table-cell table:style-name="TableCell99">
            <text:p text:style-name="P100">Paul Malyon (PM) <text:s/></text:p>
            <text:p text:style-name="P101">Experian</text:p>
          </table:table-cell>
        </table:table-row>
        <table:table-row table:style-name="TableRow102">
          <table:table-cell table:style-name="TableCell103">
            <text:p text:style-name="P104"/>
          </table:table-cell>
          <table:table-cell table:style-name="TableCell105">
            <text:p text:style-name="P106">Ian Makgill (IM)<text:s/></text:p>
            <text:p text:style-name="P107">Spendnetwork.com</text:p>
          </table:table-cell>
        </table:table-row>
        <table:table-row table:style-name="TableRow108">
          <table:table-cell table:style-name="TableCell109">
            <text:p text:style-name="P110"/>
          </table:table-cell>
          <table:table-cell table:style-name="TableCell111">
            <text:p text:style-name="P112">Charlie Boundy (CB)<text:s/></text:p>
            <text:p text:style-name="P113">BAE Systems Applied Intelligence</text:p>
          </table:table-cell>
        </table:table-row>
        <table:table-row table:style-name="TableRow114">
          <table:table-cell table:style-name="TableCell115">
            <text:p text:style-name="P116"/>
          </table:table-cell>
          <table:table-cell table:style-name="TableCell117">
            <text:p text:style-name="P118">David Kane (DK)</text:p>
            <text:p text:style-name="P119">NCVO</text:p>
          </table:table-cell>
        </table:table-row>
      </table:table>
      <text:p text:style-name="P120"/>
      <text:p text:style-name="P121">Welcome</text:p>
      <text:p text:style-name="P122">Simon Briscoe<text:s/>was<text:s/>Acting Chair<text:s/>on this occasion during Heather Savory’s<text:s/>absence due to personal matters. <text:s/>The group<text:s/>was welcomed<text:s/>to the 33<text:span text:style-name="T123">rd</text:span><text:s/>ODUG meeting<text:s/>and<text:s/>noted<text:s/>apologies for absent members.<text:s/>Subject to minor amendments, the minutes were<text:s/>formally approved.</text:p>
      <text:p text:style-name="P124">Members<text:s/>reviewed the action log,<text:s/>the forward look<text:s/>and noted the Chair’s recent activities.<text:s/></text:p>
      <text:p text:style-name="P125"/>
      <text:p text:style-name="P126">COTT Update</text:p>
      <text:p text:style-name="P127">LH provided an update on the Charity Commission.<text:s/>The<text:s/>Charity Commission have launched an alpha service that provides full data from their database available on a monthly basis. This is available at<text:a xlink:href="http://data.charitycommission.gov.uk/" office:target-frame-name="_top" xlink:show="replace"><text:span text:style-name="Hyperlink"><text:s/>http://data.charitycommission.gov.uk/</text:span></text:a>. It is currently in a proprietary format (albeit one which can readily be converted to .csv simply by changing the file name).<text:s/>COTT was<text:s/>encouraging them to release the data in .csv format in parallel.</text:p>
      <text:p text:style-name="P128">The Charity Commission were<text:s/>still<text:s/>working on<text:s/>their new search functionality, which should be launched by the end of March<text:s/>2015.<text:s/>As well as offering a more advanced search than the existing tool, users will be able to download the results as a .csv.</text:p>
      <text:p text:style-name="P129">PSI update:<text:s/>The<text:s/>National<text:s/>Archive<text:s/>have been working hard with the ICO and Treasury<text:s/>to address the redress mechanism and have a<text:s/>proposed<text:s/>solution<text:s/>that they are<text:s/>working<text:s/>through.<text:s/></text:p>
      <text:p text:style-name="P130">DVLA update: a detailed response was provided for ODUG in relation to the delayed consultation.</text:p>
      <text:p text:style-name="P131">LH informed the group that COTT was holding an Open Data Champions Event<text:s/>on 24 March 2015<text:s/>where<text:s/>the Minister for Cabinet Office<text:s/>will<text:s/><text:span text:style-name="T132">host<text:s/></text:span><text:span text:style-name="T133">Open Data Leaders and</text:span><text:span text:style-name="T134"><text:s/>Chief Executives from councils across the UK who are setting the standard in open data and transparency. The event<text:s/></text:span><text:span text:style-name="T135">is</text:span><text:span text:style-name="T136"><text:s/></text:span><text:span text:style-name="T137">intended to establish</text:span><text:span text:style-name="T138"><text:s/>further collaboration between Cabinet Office and councils in their endeavours to release data and promote transparency.</text:span></text:p>
      <text:p text:style-name="P139">The group<text:s/>considered whether<text:s/>to submit a note to be added to the pack for incoming ministers if the Chair wanted to do so.<text:s/></text:p>
      <text:p text:style-name="P140"/>
      <text:p text:style-name="P141">Review of ODUG website and legacy/archive</text:p>
      <text:p text:style-name="P142">JW referred to the paper<text:s/>detailing<text:s/>the content for the ODUG website.<text:s/>As well as historical ODUG documents, the website is envisaged to capture background about ODUG and<text:s/>what<text:s/>its<text:s/>role is. It will also<text:s/>present ODUG<text:s/>success stories with supporting documents i.e business cases. Content for the website will also provide an explanation of what ODUG’s relationship is with Government.<text:s/></text:p>
      <text:p text:style-name="P143">SC informed that the<text:s/>first version of the<text:s/>website is<text:s/>done<text:s/>and ready to be shared with members only for their comments.<text:s/>This will be done once SC has the link to the domain from BB. Depending on the response, SC may allocate tasks to individual members.<text:s/></text:p>
      <text:p text:style-name="P144"/>
      <text:p text:style-name="P145">Data Request Update</text:p>
      <text:p text:style-name="P146">JT updated the members on the technical transition of the data request platform, with a view to progress of accessing data requests on the ODUG collaboration space in the next two weeks.<text:s/></text:p>
      <text:p text:style-name="Normal"><text:s/></text:p>
      <text:p text:style-name="P147"/>
      <text:p text:style-name="P148"/>
      <text:p text:style-name="P149"/>
      <text:p text:style-name="P150">Sector Board<text:s/>Update</text:p>
      <text:p text:style-name="P151">Members suggested that there was a confusion amongst some practitioners about the overall Open Data strategy, what is considered strategic data and also the difference between core data and thematic data. The recent CO NII document will provide clarity to the terms and it would be helpful if Relationship Managers could advise practitioners of them.<text:s/></text:p>
      <text:p text:style-name="P152">JW reported her recent attendance at the Transport Sector Board<text:s/>meeting where they considered<text:s/>the release of DVLA data.<text:s/>Stalking<text:s/>was one of<text:s/>the main privacy issues of releasing<text:s/>DVLA data, however some board members felt that this issue could be protectively managed.<text:s/></text:p>
      <text:p text:style-name="P153">GS had recently attended the Health and Social Care Sector Panel meeting.<text:s/>There is a strong interest of transparency in the clinical sector.</text:p>
      <text:p text:style-name="Normal"/>
      <text:p text:style-name="P154">Publication</text:p>
      <text:p text:style-name="P155">HE from the Propriety and Ethics Team advised ODUG on conduct during<text:s/>the pre-election period,<text:s/>namely<text:s/><text:span text:style-name="T156">purdah</text:span>.<text:s/>Official guidance is expected to be issued<text:s/>at the<text:s/>end of March and it will apply to Civil Servants<text:s/>and<text:s/>those working for<text:s/>arm-length bodies. ODUG were advised that due to its close association with Government, they would be expected to be mindful<text:s/>of the<text:s/>purdah<text:s/>principles that are operating for Government officials. HE cautioned<text:s/>that<text:s/>officials<text:s/>i)<text:s/>must not be seen to be compromising their<text:s/>impartiality;<text:s/>and ii)<text:s/>refrain from activities that potentially<text:s/>cause<text:s/>distraction<text:s/>from the<text:s/>political campaign.<text:s/></text:p>
      <text:p text:style-name="P157">Although there is not a blanket ban on public communications, ODUG were advised to be cautious of their<text:s/>content<text:s/>in<text:s/>blogs, tweets, responses to consultations and any other methods of public communication. HE recommended that members<text:s/>should<text:s/>seek Cabinet Office advice prior to publications/announcements/communications.<text:s/></text:p>
      <text:p text:style-name="Normal"><text:s/></text:p>
      <text:p text:style-name="P158">Births, Marriages and Deaths: Andrew Dent,<text:s/>General<text:s/>Register<text:s/>Office<text:s/>(GRO)</text:p>
      <text:p text:style-name="P159">JT<text:s/>provided the context of the Birth, Marriages and Deaths (BMD) issue. The request for the release of BMD index data arose from a number of early<text:s/>data requests, since then there have been a series of discussions and debates between ODUG, GRO and Home Office on the issues around what data can legally be made available and the<text:s/>potential regime for doing so.<text:s/>FreeBMD<text:s/>received approval from the Release of Data Fund<text:s/>to digitise BMD indexes. To complete this work FreeBMD required a copy of the indexes from the GRO, who had received advice that there was not the legal power to release the data, even though this had happened in the past. Subsequently, funding was stopped.</text:p>
      <text:p text:style-name="P160">AD explained that civil registration legislation is currently extremely dated and overly prescriptive and, as a result, there are plans for modernisation and reform in the pipeline.  Although the Home Office and GRO are not content to provide unfettered and unrestricted access to all BMD index data, there are already new opportunities to provide greater access to historic records, provided by a recent amendment to the Deregulation Bill.  If the new government decides to take forward reform legislation there will be opportunities to build on this and establish a modern access regime with appropriate safeguards around the more recent records (i.e. those relating to those still living).  The<text:s/><text:soft-page-break/>meeting noted that many of the records are still on paper and a fully modernised service can only be achieved once the legislation has been updated and the records digitised.  In the meantime, it would be useful to discuss how progress can be made within the existing legal framework and recognising the practical constraints of a substantially paper based system.</text:p>
      <text:p text:style-name="P161">Members of ODUG considered<text:s/>resuming funding to FreeBMD.<text:s/>It was agreed that discussions will commence between ODUG, FreeBMD and Home Office on expectations and timing. Depending on the success of those discussions,<text:s/>a revised bid will be put forward for the continuation of funding.”  </text:p>
      <text:p text:style-name="P162"/>
      <text:p text:style-name="P163">AOB</text:p>
      <text:p text:style-name="P164">SC informed that the BRE<text:s/>Technology 4 Change<text:s/>newsletter<text:s/>and website<text:s/>featured an<text:s/><text:a xlink:href="http://www.technology4change.com/article.jsp?id=593" office:target-frame-name="_top" xlink:show="replace"><text:span text:style-name="Hyperlink">article</text:span></text:a><text:s/>on the NII.</text:p>
      <text:p text:style-name="P165">HG reported that the Open Data Camp<text:s/>had<text:s/>proved to be a very interesting event and feedback obtained from respective attendees suggested that it was a huge success. <text:s/>The Cambridgeshire County Council was now focusing on initiatives around older people in social care which had developed great importance over<text:s/>some time. <text:s text:c="2"/></text:p>
      <text:p text:style-name="P166">JT informed the group that she has been working as a member of the British Standards Institute with the Smart Cities on their new initiatives and the NII has been included as a core component of this work.</text:p>
      <text:p text:style-name="P167">JT also reported that ISO colleagues from Asia, Scandinavia and Europe were adopting the NII approach in their respective national strategies.</text:p>
      <text:p text:style-name="P168">Members expressed their delight to hear the news of Heather Savory’s recent appointment as Director General for Data Capability at the Office for National Statistics. ODUG see the Chair’s new appointment as an opportunity to encourage Government to release<text:s/>more<text:s/>data. <text:s/>Members<text:s/>will<text:s/>ask the chair if it is necessary to<text:s/>make a formal request to<text:s/>the Chief Executive of the UK Statistics Authority,<text:s/>John Pullinger for her to continue as Chair of<text:s/>ODUG until the end of the groups’ term of appointment.<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Revision" style:display-name="Revision" style:family="paragraph">
      <style:paragraph-properties fo:margin-bottom="0in" fo:line-height="100%"/>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language-asian="en" style:country-asian="GB"/>
    </style:style>
    <style:style style:name="P4" style:parent-style-name="Header" style:family="paragraph">
      <style:paragraph-properties fo:text-align="center"/>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text:span text:style-name="T3"><draw:frame draw:style-name="a0" draw:name="Picture 1" text:anchor-type="as-char" svg:x="0in" svg:y="0in" svg:width="2.96764in" svg:height="0.58333in" style:rel-width="scale" style:rel-height="scale"><draw:image xlink:href="media/image1.png" xlink:type="simple" xlink:show="embed" xlink:actuate="onLoad"/><svg:title/><svg:desc>odugUK Logo.001.png</svg:desc></draw:frame></text:span></text:p>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m Marshall</meta:initial-creator>
    <dc:creator>Kamaljeet Marshall</dc:creator>
    <meta:creation-date>2015-05-28T14:48:00Z</meta:creation-date>
    <dc:date>2015-05-28T14:48:00Z</dc:date>
    <meta:print-date>2015-04-01T12:32:00Z</meta:print-date>
    <meta:template xlink:href="Normal" xlink:type="simple"/>
    <meta:editing-cycles>2</meta:editing-cycles>
    <meta:editing-duration>PT60S</meta:editing-duration>
    <meta:document-statistic meta:page-count="4" meta:paragraph-count="18" meta:word-count="1348" meta:character-count="9017" meta:row-count="64" meta:non-whitespace-character-count="7687"/>
  </office:meta>
</office:document-meta>
</file>